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ira Code" svg:font-family="'Fira Code'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onofur Nerd Font" svg:font-family="'Monofur Nerd Font'" style:font-pitch="fixed"/>
    <style:font-face style:name="Noto Sans CJK SC" svg:font-family="'Noto Sans CJK SC'" style:font-family-generic="system" style:font-pitch="variable"/>
    <style:font-face style:name="Source Code Pro" svg:font-family="'Source Code Pro'" style:font-pitch="fixed"/>
    <style:font-face style:name="SourceSans" svg:font-family="SourceSans" style:font-family-generic="swiss"/>
  </office:font-face-decls>
  <office:automatic-styles>
    <style:style style:name="co1" style:family="table-column">
      <style:table-column-properties fo:break-before="auto" style:column-width="4.002cm"/>
    </style:style>
    <style:style style:name="co2" style:family="table-column">
      <style:table-column-properties fo:break-before="auto" style:column-width="4.302cm"/>
    </style:style>
    <style:style style:name="co3" style:family="table-column">
      <style:table-column-properties fo:break-before="auto" style:column-width="7.08cm"/>
    </style:style>
    <style:style style:name="ro1" style:family="table-row">
      <style:table-row-properties style:row-height="0.94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3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Liberation Mono"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16pt" style:font-size-asian="16pt" style:font-size-complex="16pt"/>
    </style:style>
    <style:style style:name="ce6" style:family="table-cell" style:parent-style-name="Default" style:data-style-name="N108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ce3"/>
        <table:table-column table:style-name="co2" table:default-cell-style-name="ce3"/>
        <table:table-column table:style-name="co1" table:default-cell-style-name="ce1"/>
        <table:table-column table:style-name="co3" table:default-cell-style-name="ce1"/>
        <table:table-column table:style-name="co1" table:number-columns-repeated="16377" table:default-cell-style-name="ce1"/>
        <table:table-row table:style-name="ro1">
          <table:table-cell office:value-type="string" calcext:value-type="string">
            <text:p>Parcela</text:p>
          </table:table-cell>
          <table:table-cell table:style-name="ce1" office:value-type="string" calcext:value-type="string">
            <text:p>Prestação</text:p>
          </table:table-cell>
          <table:table-cell table:style-name="ce1" office:value-type="string" calcext:value-type="string">
            <text:p>Juros</text:p>
          </table:table-cell>
          <table:table-cell table:style-name="ce1" office:value-type="string" calcext:value-type="string">
            <text:p>Amortização</text:p>
          </table:table-cell>
          <table:table-cell table:style-name="ce1" office:value-type="string" calcext:value-type="string">
            <text:p>Saldo Devedor</text:p>
          </table:table-cell>
          <table:table-cell/>
          <table:table-cell table:style-name="ce4" office:value-type="string" calcext:value-type="string">
            <text:p>Número de parcelas →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H$4]*((POWER([.$H$3]; [.$H$1])*([.$H$3]-1))/(POWER([.$H$3]; [.$H$1])-1))" office:value-type="float" office:value="10975.7413824034" calcext:value-type="float">
            <text:p>10.975,74</text:p>
          </table:table-cell>
          <table:table-cell table:formula="of:=[.$H$4]*([.$H$3]-1)" office:value-type="float" office:value="3022.29510299703" calcext:value-type="float">
            <text:p>3.022,30</text:p>
          </table:table-cell>
          <table:table-cell table:formula="of:=[.$B2]-[.$C2]" office:value-type="float" office:value="7953.44627940642" calcext:value-type="float">
            <text:p>7.953,45</text:p>
          </table:table-cell>
          <table:table-cell table:formula="of:=[.$H$4]" office:value-type="float" office:value="280000" calcext:value-type="float">
            <text:p>280.000,00</text:p>
          </table:table-cell>
          <table:table-cell/>
          <table:table-cell table:style-name="ce4" office:value-type="string" calcext:value-type="string">
            <text:p>Fator correção a.a. →</text:p>
          </table:table-cell>
          <table:table-cell table:style-name="ce6" office:value-type="float" office:value="1.1375" calcext:value-type="float">
            <text:p>1,1375</text:p>
          </table:table-cell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H$4]*((POWER([.$H$3]; [.$H$1])*([.$H$3]-1))/(POWER([.$H$3]; [.$H$1])-1))" office:value-type="float" office:value="10975.7413824034" calcext:value-type="float">
            <text:p>10.975,74</text:p>
          </table:table-cell>
          <table:table-cell table:formula="of:=[.$E3]*([.$H$3]-1)" office:value-type="float" office:value="2935.16754371521" calcext:value-type="float">
            <text:p>2.935,17</text:p>
          </table:table-cell>
          <table:table-cell table:formula="of:=[.$B3]-[.$C3]" office:value-type="float" office:value="8040.57383868824" calcext:value-type="float">
            <text:p>8.040,57</text:p>
          </table:table-cell>
          <table:table-cell table:formula="of:=([.$E2]-[.$B2])*([.$H$3])" office:value-type="float" office:value="271928.082544051" calcext:value-type="float">
            <text:p>271.928,08</text:p>
          </table:table-cell>
          <table:table-cell/>
          <table:table-cell table:style-name="ce4" office:value-type="string" calcext:value-type="string">
            <text:p>Fator correção a.m. →</text:p>
          </table:table-cell>
          <table:table-cell table:style-name="ce6" table:formula="of:=POWER([.$H$2];1/12)" office:value-type="float" office:value="1.01079391108213" calcext:value-type="float">
            <text:p>1,0108</text:p>
          </table:table-cell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H$4]*((POWER([.$H$3]; [.$H$1])*([.$H$3]-1))/(POWER([.$H$3]; [.$H$1])-1))" office:value-type="float" office:value="10975.7413824034" calcext:value-type="float">
            <text:p>10.975,74</text:p>
          </table:table-cell>
          <table:table-cell table:formula="of:=[.$E4]*([.$H$3]-1)" office:value-type="float" office:value="2847.0995373057" calcext:value-type="float">
            <text:p>2.847,10</text:p>
          </table:table-cell>
          <table:table-cell table:formula="of:=[.$B4]-[.$C4]" office:value-type="float" office:value="8128.64184509775" calcext:value-type="float">
            <text:p>8.128,64</text:p>
          </table:table-cell>
          <table:table-cell table:formula="of:=([.$E3]-[.$B3])*([.$H$3])" office:value-type="float" office:value="263769.037528821" calcext:value-type="float">
            <text:p>263.769,04</text:p>
          </table:table-cell>
          <table:table-cell/>
          <table:table-cell table:style-name="ce5" office:value-type="string" calcext:value-type="string">
            <text:p>Saldo Inicial →</text:p>
          </table:table-cell>
          <table:table-cell table:style-name="ce3" office:value-type="float" office:value="280000" calcext:value-type="float">
            <text:p>280.000,00</text:p>
          </table:table-cell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H$4]*((POWER([.$H$3]; [.$H$1])*([.$H$3]-1))/(POWER([.$H$3]; [.$H$1])-1))" office:value-type="float" office:value="10975.7413824034" calcext:value-type="float">
            <text:p>10.975,74</text:p>
          </table:table-cell>
          <table:table-cell table:formula="of:=[.$E5]*([.$H$3]-1)" office:value-type="float" office:value="2758.08093266582" calcext:value-type="float">
            <text:p>2.758,08</text:p>
          </table:table-cell>
          <table:table-cell table:formula="of:=[.$B5]-[.$C5]" office:value-type="float" office:value="8217.66044973763" calcext:value-type="float">
            <text:p>8.217,66</text:p>
          </table:table-cell>
          <table:table-cell table:formula="of:=([.$E4]-[.$B4])*([.$H$3])" office:value-type="float" office:value="255521.924507181" calcext:value-type="float">
            <text:p>255.521,92</text:p>
          </table:table-cell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H$4]*((POWER([.$H$3]; [.$H$1])*([.$H$3]-1))/(POWER([.$H$3]; [.$H$1])-1))" office:value-type="float" office:value="10975.7413824034" calcext:value-type="float">
            <text:p>10.975,74</text:p>
          </table:table-cell>
          <table:table-cell table:formula="of:=[.$E6]*([.$H$3]-1)" office:value-type="float" office:value="2668.1014691228" calcext:value-type="float">
            <text:p>2.668,10</text:p>
          </table:table-cell>
          <table:table-cell table:formula="of:=[.$B6]-[.$C6]" office:value-type="float" office:value="8307.63991328064" calcext:value-type="float">
            <text:p>8.307,64</text:p>
          </table:table-cell>
          <table:table-cell table:formula="of:=([.$E5]-[.$B5])*([.$H$3])" office:value-type="float" office:value="247185.792880901" calcext:value-type="float">
            <text:p>247.185,79</text:p>
          </table:table-cell>
          <table:table-cell table:number-columns-repeated="1637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H$4]*((POWER([.$H$3]; [.$H$1])*([.$H$3]-1))/(POWER([.$H$3]; [.$H$1])-1))" office:value-type="float" office:value="10975.7413824034" calcext:value-type="float">
            <text:p>10.975,74</text:p>
          </table:table-cell>
          <table:table-cell table:formula="of:=[.$E7]*([.$H$3]-1)" office:value-type="float" office:value="2577.15077525109" calcext:value-type="float">
            <text:p>2.577,15</text:p>
          </table:table-cell>
          <table:table-cell table:formula="of:=[.$B7]-[.$C7]" office:value-type="float" office:value="8398.59060715236" calcext:value-type="float">
            <text:p>8.398,59</text:p>
          </table:table-cell>
          <table:table-cell table:formula="of:=([.$E6]-[.$B6])*([.$H$3])" office:value-type="float" office:value="238759.681791079" calcext:value-type="float">
            <text:p>238.759,68</text:p>
          </table:table-cell>
          <table:table-cell table:number-columns-repeated="1637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H$4]*((POWER([.$H$3]; [.$H$1])*([.$H$3]-1))/(POWER([.$H$3]; [.$H$1])-1))" office:value-type="float" office:value="10975.7413824034" calcext:value-type="float">
            <text:p>10.975,74</text:p>
          </table:table-cell>
          <table:table-cell table:formula="of:=[.$E8]*([.$H$3]-1)" office:value-type="float" office:value="2485.21836767686" calcext:value-type="float">
            <text:p>2.485,22</text:p>
          </table:table-cell>
          <table:table-cell table:formula="of:=[.$B8]-[.$C8]" office:value-type="float" office:value="8490.52301472659" calcext:value-type="float">
            <text:p>8.490,52</text:p>
          </table:table-cell>
          <table:table-cell table:formula="of:=([.$E7]-[.$B7])*([.$H$3])" office:value-type="float" office:value="230242.620007384" calcext:value-type="float">
            <text:p>230.242,62</text:p>
          </table:table-cell>
          <table:table-cell table:number-columns-repeated="1637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H$4]*((POWER([.$H$3]; [.$H$1])*([.$H$3]-1))/(POWER([.$H$3]; [.$H$1])-1))" office:value-type="float" office:value="10975.7413824034" calcext:value-type="float">
            <text:p>10.975,74</text:p>
          </table:table-cell>
          <table:table-cell table:formula="of:=[.$E9]*([.$H$3]-1)" office:value-type="float" office:value="2392.29364986972" calcext:value-type="float">
            <text:p>2.392,29</text:p>
          </table:table-cell>
          <table:table-cell table:formula="of:=[.$B9]-[.$C9]" office:value-type="float" office:value="8583.44773253373" calcext:value-type="float">
            <text:p>8.583,45</text:p>
          </table:table-cell>
          <table:table-cell table:formula="of:=([.$E8]-[.$B8])*([.$H$3])" office:value-type="float" office:value="221633.625816115" calcext:value-type="float">
            <text:p>221.633,63</text:p>
          </table:table-cell>
          <table:table-cell table:number-columns-repeated="1637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H$4]*((POWER([.$H$3]; [.$H$1])*([.$H$3]-1))/(POWER([.$H$3]; [.$H$1])-1))" office:value-type="float" office:value="10975.7413824034" calcext:value-type="float">
            <text:p>10.975,74</text:p>
          </table:table-cell>
          <table:table-cell table:formula="of:=[.$E10]*([.$H$3]-1)" office:value-type="float" office:value="2298.36591092123" calcext:value-type="float">
            <text:p>2.298,37</text:p>
          </table:table-cell>
          <table:table-cell table:formula="of:=[.$B10]-[.$C10]" office:value-type="float" office:value="8677.37547148222" calcext:value-type="float">
            <text:p>8.677,38</text:p>
          </table:table-cell>
          <table:table-cell table:formula="of:=([.$E9]-[.$B9])*([.$H$3])" office:value-type="float" office:value="212931.70690704" calcext:value-type="float">
            <text:p>212.931,71</text:p>
          </table:table-cell>
          <table:table-cell table:number-columns-repeated="1637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H$4]*((POWER([.$H$3]; [.$H$1])*([.$H$3]-1))/(POWER([.$H$3]; [.$H$1])-1))" office:value-type="float" office:value="10975.7413824034" calcext:value-type="float">
            <text:p>10.975,74</text:p>
          </table:table-cell>
          <table:table-cell table:formula="of:=[.$E11]*([.$H$3]-1)" office:value-type="float" office:value="2203.42432431038" calcext:value-type="float">
            <text:p>2.203,42</text:p>
          </table:table-cell>
          <table:table-cell table:formula="of:=[.$B11]-[.$C11]" office:value-type="float" office:value="8772.31705809307" calcext:value-type="float">
            <text:p>8.772,32</text:p>
          </table:table-cell>
          <table:table-cell table:formula="of:=([.$E10]-[.$B10])*([.$H$3])" office:value-type="float" office:value="204135.860259015" calcext:value-type="float">
            <text:p>204.135,86</text:p>
          </table:table-cell>
          <table:table-cell table:number-columns-repeated="16379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H$4]*((POWER([.$H$3]; [.$H$1])*([.$H$3]-1))/(POWER([.$H$3]; [.$H$1])-1))" office:value-type="float" office:value="10975.7413824034" calcext:value-type="float">
            <text:p>10.975,74</text:p>
          </table:table-cell>
          <table:table-cell table:formula="of:=[.$E12]*([.$H$3]-1)" office:value-type="float" office:value="2107.45794665566" calcext:value-type="float">
            <text:p>2.107,46</text:p>
          </table:table-cell>
          <table:table-cell table:formula="of:=[.$B12]-[.$C12]" office:value-type="float" office:value="8868.28343574779" calcext:value-type="float">
            <text:p>8.868,28</text:p>
          </table:table-cell>
          <table:table-cell table:formula="of:=([.$E11]-[.$B11])*([.$H$3])" office:value-type="float" office:value="195245.07202438" calcext:value-type="float">
            <text:p>195.245,07</text:p>
          </table:table-cell>
          <table:table-cell table:number-columns-repeated="16379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H$4]*((POWER([.$H$3]; [.$H$1])*([.$H$3]-1))/(POWER([.$H$3]; [.$H$1])-1))" office:value-type="float" office:value="10975.7413824034" calcext:value-type="float">
            <text:p>10.975,74</text:p>
          </table:table-cell>
          <table:table-cell table:formula="of:=[.$E13]*([.$H$3]-1)" office:value-type="float" office:value="2010.45571645366" calcext:value-type="float">
            <text:p>2.010,46</text:p>
          </table:table-cell>
          <table:table-cell table:formula="of:=[.$B13]-[.$C13]" office:value-type="float" office:value="8965.28566594979" calcext:value-type="float">
            <text:p>8.965,29</text:p>
          </table:table-cell>
          <table:table-cell table:formula="of:=([.$E12]-[.$B12])*([.$H$3])" office:value-type="float" office:value="186258.31741209" calcext:value-type="float">
            <text:p>186.258,32</text:p>
          </table:table-cell>
          <table:table-cell table:number-columns-repeated="16379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H$4]*((POWER([.$H$3]; [.$H$1])*([.$H$3]-1))/(POWER([.$H$3]; [.$H$1])-1))" office:value-type="float" office:value="10975.7413824034" calcext:value-type="float">
            <text:p>10.975,74</text:p>
          </table:table-cell>
          <table:table-cell table:formula="of:=[.$E14]*([.$H$3]-1)" office:value-type="float" office:value="1912.40645280409" calcext:value-type="float">
            <text:p>1.912,41</text:p>
          </table:table-cell>
          <table:table-cell table:formula="of:=[.$B14]-[.$C14]" office:value-type="float" office:value="9063.33492959935" calcext:value-type="float">
            <text:p>9.063,33</text:p>
          </table:table-cell>
          <table:table-cell table:formula="of:=([.$E13]-[.$B13])*([.$H$3])" office:value-type="float" office:value="177174.560569598" calcext:value-type="float">
            <text:p>177.174,56</text:p>
          </table:table-cell>
          <table:table-cell table:number-columns-repeated="16379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H$4]*((POWER([.$H$3]; [.$H$1])*([.$H$3]-1))/(POWER([.$H$3]; [.$H$1])-1))" office:value-type="float" office:value="10975.7413824034" calcext:value-type="float">
            <text:p>10.975,74</text:p>
          </table:table-cell>
          <table:table-cell table:formula="of:=[.$E15]*([.$H$3]-1)" office:value-type="float" office:value="1813.29885412102" calcext:value-type="float">
            <text:p>1.813,30</text:p>
          </table:table-cell>
          <table:table-cell table:formula="of:=[.$B15]-[.$C15]" office:value-type="float" office:value="9162.44252828243" calcext:value-type="float">
            <text:p>9.162,44</text:p>
          </table:table-cell>
          <table:table-cell table:formula="of:=([.$E14]-[.$B14])*([.$H$3])" office:value-type="float" office:value="167992.754463457" calcext:value-type="float">
            <text:p>167.992,75</text:p>
          </table:table-cell>
          <table:table-cell table:number-columns-repeated="16379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H$4]*((POWER([.$H$3]; [.$H$1])*([.$H$3]-1))/(POWER([.$H$3]; [.$H$1])-1))" office:value-type="float" office:value="10975.7413824034" calcext:value-type="float">
            <text:p>10.975,74</text:p>
          </table:table-cell>
          <table:table-cell table:formula="of:=[.$E16]*([.$H$3]-1)" office:value-type="float" office:value="1713.1214968302" calcext:value-type="float">
            <text:p>1.713,12</text:p>
          </table:table-cell>
          <table:table-cell table:formula="of:=[.$B16]-[.$C16]" office:value-type="float" office:value="9262.61988557324" calcext:value-type="float">
            <text:p>9.262,62</text:p>
          </table:table-cell>
          <table:table-cell table:formula="of:=([.$E15]-[.$B15])*([.$H$3])" office:value-type="float" office:value="158711.840758632" calcext:value-type="float">
            <text:p>158.711,84</text:p>
          </table:table-cell>
          <table:table-cell table:number-columns-repeated="16379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H$4]*((POWER([.$H$3]; [.$H$1])*([.$H$3]-1))/(POWER([.$H$3]; [.$H$1])-1))" office:value-type="float" office:value="10975.7413824034" calcext:value-type="float">
            <text:p>10.975,74</text:p>
          </table:table-cell>
          <table:table-cell table:formula="of:=[.$E17]*([.$H$3]-1)" office:value-type="float" office:value="1611.86283405235" calcext:value-type="float">
            <text:p>1.611,86</text:p>
          </table:table-cell>
          <table:table-cell table:formula="of:=[.$B17]-[.$C17]" office:value-type="float" office:value="9363.8785483511" calcext:value-type="float">
            <text:p>9.363,88</text:p>
          </table:table-cell>
          <table:table-cell table:formula="of:=([.$E16]-[.$B16])*([.$H$3])" office:value-type="float" office:value="149330.749696517" calcext:value-type="float">
            <text:p>149.330,75</text:p>
          </table:table-cell>
          <table:table-cell table:number-columns-repeated="16379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H$4]*((POWER([.$H$3]; [.$H$1])*([.$H$3]-1))/(POWER([.$H$3]; [.$H$1])-1))" office:value-type="float" office:value="10975.7413824034" calcext:value-type="float">
            <text:p>10.975,74</text:p>
          </table:table-cell>
          <table:table-cell table:formula="of:=[.$E18]*([.$H$3]-1)" office:value-type="float" office:value="1509.51119427217" calcext:value-type="float">
            <text:p>1.509,51</text:p>
          </table:table-cell>
          <table:table-cell table:formula="of:=[.$B18]-[.$C18]" office:value-type="float" office:value="9466.23018813128" calcext:value-type="float">
            <text:p>9.466,23</text:p>
          </table:table-cell>
          <table:table-cell table:formula="of:=([.$E17]-[.$B17])*([.$H$3])" office:value-type="float" office:value="139848.399971623" calcext:value-type="float">
            <text:p>139.848,40</text:p>
          </table:table-cell>
          <table:table-cell table:number-columns-repeated="16379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H$4]*((POWER([.$H$3]; [.$H$1])*([.$H$3]-1))/(POWER([.$H$3]; [.$H$1])-1))" office:value-type="float" office:value="10975.7413824034" calcext:value-type="float">
            <text:p>10.975,74</text:p>
          </table:table-cell>
          <table:table-cell table:formula="of:=[.$E19]*([.$H$3]-1)" office:value-type="float" office:value="1406.05477999309" calcext:value-type="float">
            <text:p>1.406,05</text:p>
          </table:table-cell>
          <table:table-cell table:formula="of:=[.$B19]-[.$C19]" office:value-type="float" office:value="9569.68660241036" calcext:value-type="float">
            <text:p>9.569,69</text:p>
          </table:table-cell>
          <table:table-cell table:formula="of:=([.$E18]-[.$B18])*([.$H$3])" office:value-type="float" office:value="130263.69860695" calcext:value-type="float">
            <text:p>130.263,70</text:p>
          </table:table-cell>
          <table:table-cell table:number-columns-repeated="16379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H$4]*((POWER([.$H$3]; [.$H$1])*([.$H$3]-1))/(POWER([.$H$3]; [.$H$1])-1))" office:value-type="float" office:value="10975.7413824034" calcext:value-type="float">
            <text:p>10.975,74</text:p>
          </table:table-cell>
          <table:table-cell table:formula="of:=[.$E20]*([.$H$3]-1)" office:value-type="float" office:value="1301.48166637741" calcext:value-type="float">
            <text:p>1.301,48</text:p>
          </table:table-cell>
          <table:table-cell table:formula="of:=[.$B20]-[.$C20]" office:value-type="float" office:value="9674.25971602604" calcext:value-type="float">
            <text:p>9.674,26</text:p>
          </table:table-cell>
          <table:table-cell table:formula="of:=([.$E19]-[.$B19])*([.$H$3])" office:value-type="float" office:value="120575.540827997" calcext:value-type="float">
            <text:p>120.575,54</text:p>
          </table:table-cell>
          <table:table-cell table:number-columns-repeated="16379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H$4]*((POWER([.$H$3]; [.$H$1])*([.$H$3]-1))/(POWER([.$H$3]; [.$H$1])-1))" office:value-type="float" office:value="10975.7413824034" calcext:value-type="float">
            <text:p>10.975,74</text:p>
          </table:table-cell>
          <table:table-cell table:formula="of:=[.$E21]*([.$H$3]-1)" office:value-type="float" office:value="1195.77979987178" calcext:value-type="float">
            <text:p>1.195,78</text:p>
          </table:table-cell>
          <table:table-cell table:formula="of:=[.$B21]-[.$C21]" office:value-type="float" office:value="9779.96158253167" calcext:value-type="float">
            <text:p>9.779,96</text:p>
          </table:table-cell>
          <table:table-cell table:formula="of:=([.$E20]-[.$B20])*([.$H$3])" office:value-type="float" office:value="110782.809935429" calcext:value-type="float">
            <text:p>110.782,81</text:p>
          </table:table-cell>
          <table:table-cell table:number-columns-repeated="16379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H$4]*((POWER([.$H$3]; [.$H$1])*([.$H$3]-1))/(POWER([.$H$3]; [.$H$1])-1))" office:value-type="float" office:value="10975.7413824034" calcext:value-type="float">
            <text:p>10.975,74</text:p>
          </table:table-cell>
          <table:table-cell table:formula="of:=[.$E22]*([.$H$3]-1)" office:value-type="float" office:value="1088.93699681787" calcext:value-type="float">
            <text:p>1.088,94</text:p>
          </table:table-cell>
          <table:table-cell table:formula="of:=[.$B22]-[.$C22]" office:value-type="float" office:value="9886.80438558558" calcext:value-type="float">
            <text:p>9.886,80</text:p>
          </table:table-cell>
          <table:table-cell table:formula="of:=([.$E21]-[.$B21])*([.$H$3])" office:value-type="float" office:value="100884.377176355" calcext:value-type="float">
            <text:p>100.884,38</text:p>
          </table:table-cell>
          <table:table-cell table:number-columns-repeated="16379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H$4]*((POWER([.$H$3]; [.$H$1])*([.$H$3]-1))/(POWER([.$H$3]; [.$H$1])-1))" office:value-type="float" office:value="10975.7413824034" calcext:value-type="float">
            <text:p>10.975,74</text:p>
          </table:table-cell>
          <table:table-cell table:formula="of:=[.$E23]*([.$H$3]-1)" office:value-type="float" office:value="980.940942048035" calcext:value-type="float">
            <text:p>980,94</text:p>
          </table:table-cell>
          <table:table-cell table:formula="of:=[.$B23]-[.$C23]" office:value-type="float" office:value="9994.80044035541" calcext:value-type="float">
            <text:p>9.994,80</text:p>
          </table:table-cell>
          <table:table-cell table:formula="of:=([.$E22]-[.$B22])*([.$H$3])" office:value-type="float" office:value="90879.1016142278" calcext:value-type="float">
            <text:p>90.879,10</text:p>
          </table:table-cell>
          <table:table-cell table:number-columns-repeated="16379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H$4]*((POWER([.$H$3]; [.$H$1])*([.$H$3]-1))/(POWER([.$H$3]; [.$H$1])-1))" office:value-type="float" office:value="10975.7413824034" calcext:value-type="float">
            <text:p>10.975,74</text:p>
          </table:table-cell>
          <table:table-cell table:formula="of:=[.$E24]*([.$H$3]-1)" office:value-type="float" office:value="871.779187465791" calcext:value-type="float">
            <text:p>871,78</text:p>
          </table:table-cell>
          <table:table-cell table:formula="of:=[.$B24]-[.$C24]" office:value-type="float" office:value="10103.9621949377" calcext:value-type="float">
            <text:p>10.103,96</text:p>
          </table:table-cell>
          <table:table-cell table:formula="of:=([.$E23]-[.$B23])*([.$H$3])" office:value-type="float" office:value="80765.8299973302" calcext:value-type="float">
            <text:p>80.765,83</text:p>
          </table:table-cell>
          <table:table-cell table:number-columns-repeated="16379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H$4]*((POWER([.$H$3]; [.$H$1])*([.$H$3]-1))/(POWER([.$H$3]; [.$H$1])-1))" office:value-type="float" office:value="10975.7413824034" calcext:value-type="float">
            <text:p>10.975,74</text:p>
          </table:table-cell>
          <table:table-cell table:formula="of:=[.$E25]*([.$H$3]-1)" office:value-type="float" office:value="761.439150611017" calcext:value-type="float">
            <text:p>761,44</text:p>
          </table:table-cell>
          <table:table-cell table:formula="of:=[.$B25]-[.$C25]" office:value-type="float" office:value="10214.3022317924" calcext:value-type="float">
            <text:p>10.214,30</text:p>
          </table:table-cell>
          <table:table-cell table:formula="of:=([.$E24]-[.$B24])*([.$H$3])" office:value-type="float" office:value="70543.3966258504" calcext:value-type="float">
            <text:p>70.543,40</text:p>
          </table:table-cell>
          <table:table-cell table:number-columns-repeated="16379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H$4]*((POWER([.$H$3]; [.$H$1])*([.$H$3]-1))/(POWER([.$H$3]; [.$H$1])-1))" office:value-type="float" office:value="10975.7413824034" calcext:value-type="float">
            <text:p>10.975,74</text:p>
          </table:table-cell>
          <table:table-cell table:formula="of:=[.$E26]*([.$H$3]-1)" office:value-type="float" office:value="649.908113209633" calcext:value-type="float">
            <text:p>649,91</text:p>
          </table:table-cell>
          <table:table-cell table:formula="of:=[.$B26]-[.$C26]" office:value-type="float" office:value="10325.8332691938" calcext:value-type="float">
            <text:p>10.325,83</text:p>
          </table:table-cell>
          <table:table-cell table:formula="of:=([.$E25]-[.$B25])*([.$H$3])" office:value-type="float" office:value="60210.6232175159" calcext:value-type="float">
            <text:p>60.210,62</text:p>
          </table:table-cell>
          <table:table-cell table:number-columns-repeated="16379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H$4]*((POWER([.$H$3]; [.$H$1])*([.$H$3]-1))/(POWER([.$H$3]; [.$H$1])-1))" office:value-type="float" office:value="10975.7413824034" calcext:value-type="float">
            <text:p>10.975,74</text:p>
          </table:table-cell>
          <table:table-cell table:formula="of:=[.$E27]*([.$H$3]-1)" office:value-type="float" office:value="537.17321970764" calcext:value-type="float">
            <text:p>537,17</text:p>
          </table:table-cell>
          <table:table-cell table:formula="of:=[.$B27]-[.$C27]" office:value-type="float" office:value="10438.5681626958" calcext:value-type="float">
            <text:p>10.438,57</text:p>
          </table:table-cell>
          <table:table-cell table:formula="of:=([.$E26]-[.$B26])*([.$H$3])" office:value-type="float" office:value="49766.3187717799" calcext:value-type="float">
            <text:p>49.766,32</text:p>
          </table:table-cell>
          <table:table-cell table:number-columns-repeated="16379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H$4]*((POWER([.$H$3]; [.$H$1])*([.$H$3]-1))/(POWER([.$H$3]; [.$H$1])-1))" office:value-type="float" office:value="10975.7413824034" calcext:value-type="float">
            <text:p>10.975,74</text:p>
          </table:table-cell>
          <table:table-cell table:formula="of:=[.$E28]*([.$H$3]-1)" office:value-type="float" office:value="423.221475789334" calcext:value-type="float">
            <text:p>423,22</text:p>
          </table:table-cell>
          <table:table-cell table:formula="of:=[.$B28]-[.$C28]" office:value-type="float" office:value="10552.5199066141" calcext:value-type="float">
            <text:p>10.552,52</text:p>
          </table:table-cell>
          <table:table-cell table:formula="of:=([.$E27]-[.$B27])*([.$H$3])" office:value-type="float" office:value="39209.2794325419" calcext:value-type="float">
            <text:p>39.209,28</text:p>
          </table:table-cell>
          <table:table-cell table:number-columns-repeated="16379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H$4]*((POWER([.$H$3]; [.$H$1])*([.$H$3]-1))/(POWER([.$H$3]; [.$H$1])-1))" office:value-type="float" office:value="10975.7413824034" calcext:value-type="float">
            <text:p>10.975,74</text:p>
          </table:table-cell>
          <table:table-cell table:formula="of:=[.$E29]*([.$H$3]-1)" office:value-type="float" office:value="308.039746879519" calcext:value-type="float">
            <text:p>308,04</text:p>
          </table:table-cell>
          <table:table-cell table:formula="of:=[.$B29]-[.$C29]" office:value-type="float" office:value="10667.7016355239" calcext:value-type="float">
            <text:p>10.667,70</text:p>
          </table:table-cell>
          <table:table-cell table:formula="of:=([.$E28]-[.$B28])*([.$H$3])" office:value-type="float" office:value="28538.2883493857" calcext:value-type="float">
            <text:p>28.538,29</text:p>
          </table:table-cell>
          <table:table-cell table:number-columns-repeated="16379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H$4]*((POWER([.$H$3]; [.$H$1])*([.$H$3]-1))/(POWER([.$H$3]; [.$H$1])-1))" office:value-type="float" office:value="10975.7413824034" calcext:value-type="float">
            <text:p>10.975,74</text:p>
          </table:table-cell>
          <table:table-cell table:formula="of:=[.$E30]*([.$H$3]-1)" office:value-type="float" office:value="191.614756629566" calcext:value-type="float">
            <text:p>191,61</text:p>
          </table:table-cell>
          <table:table-cell table:formula="of:=[.$B30]-[.$C30]" office:value-type="float" office:value="10784.1266257739" calcext:value-type="float">
            <text:p>10.784,13</text:p>
          </table:table-cell>
          <table:table-cell table:formula="of:=([.$E29]-[.$B29])*([.$H$3])" office:value-type="float" office:value="17752.1155373196" calcext:value-type="float">
            <text:p>17.752,12</text:p>
          </table:table-cell>
          <table:table-cell table:number-columns-repeated="16379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H$4]*((POWER([.$H$3]; [.$H$1])*([.$H$3]-1))/(POWER([.$H$3]; [.$H$1])-1))" office:value-type="float" office:value="10975.7413824034" calcext:value-type="float">
            <text:p>10.975,74</text:p>
          </table:table-cell>
          <table:table-cell table:formula="of:=[.$E31]*([.$H$3]-1)" office:value-type="float" office:value="73.9330853871165" calcext:value-type="float">
            <text:p>73,93</text:p>
          </table:table-cell>
          <table:table-cell table:formula="of:=[.$B31]-[.$C31]" office:value-type="float" office:value="10901.8082970163" calcext:value-type="float">
            <text:p>10.901,81</text:p>
          </table:table-cell>
          <table:table-cell table:formula="of:=([.$E30]-[.$B30])*([.$H$3])" office:value-type="float" office:value="6849.51773500359" calcext:value-type="float">
            <text:p>6.849,5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6849.52" calcext:value-type="float">
            <text:p>6.849,52</text:p>
          </table:table-cell>
          <table:table-cell office:value-type="float" office:value="0" calcext:value-type="float">
            <text:p>0,00</text:p>
          </table:table-cell>
          <table:table-cell table:formula="of:=[.$B32]-[.$C32]" office:value-type="float" office:value="6849.52" calcext:value-type="float">
            <text:p>6.849,52</text:p>
          </table:table-cell>
          <table:table-cell office:value-type="float" office:value="0" calcext:value-type="float">
            <text:p>0,00</text:p>
          </table:table-cell>
          <table:table-cell table:number-columns-repeated="16379"/>
        </table:table-row>
        <table:table-row table:style-name="ro1" table:number-rows-repeated="104854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ira Code" svg:font-family="'Fira Code'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onofur Nerd Font" svg:font-family="'Monofur Nerd Font'" style:font-pitch="fixed"/>
    <style:font-face style:name="Noto Sans CJK SC" svg:font-family="'Noto Sans CJK SC'" style:font-family-generic="system" style:font-pitch="variable"/>
    <style:font-face style:name="Source Code Pro" svg:font-family="'Source Code Pro'" style:font-pitch="fixed"/>
    <style:font-face style:name="SourceSans" svg:font-family="SourceSans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2" number:min-decimal-places="12" number:min-integer-digits="1"/>
    </number:number-style>
    <number:number-style style:name="N108">
      <number:number number:decimal-places="4" number:min-decimal-places="4" number:min-integer-digits="1" number:grouping="true"/>
    </number:number-style>
    <number:number-style style:name="N107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7T10:44:41.264519870</meta:creation-date>
    <dc:date>2022-12-07T17:50:28.138165503</dc:date>
    <meta:editing-duration>PT2H50M2S</meta:editing-duration>
    <meta:editing-cycles>3</meta:editing-cycles>
    <meta:generator>LibreOffice/7.4.3.2$Linux_X86_64 LibreOffice_project/40$Build-2</meta:generator>
    <meta:document-statistic meta:table-count="1" meta:cell-count="167" meta:object-count="0"/>
  </office:meta>
</office:document-meta>
</file>